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3C3000001556190A218.png" manifest:media-type=""/>
  <manifest:file-entry manifest:full-path="Pictures/100002010000049E0000019E1B7801D1.png" manifest:media-type=""/>
  <manifest:file-entry manifest:full-path="Pictures/100002010000049400000192AD30A8F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556cm"/>
    </style:style>
    <style:style style:name="gr3" style:family="graphic" style:parent-style-name="standard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6cm" svg:height="2.948cm" svg:x="0cm" svg:y="0cm">
          <draw:image xlink:href="Pictures/100002010000049400000192AD30A8F7.png" xlink:type="simple" xlink:show="embed" xlink:actuate="onLoad">
            <text:p/>
          </draw:image>
        </draw:frame>
        <draw:frame draw:style-name="gr1" draw:text-style-name="P1" draw:layer="layout" svg:width="8.599cm" svg:height="3.01cm" svg:x="0cm" svg:y="3.09cm">
          <draw:image xlink:href="Pictures/100002010000049E0000019E1B7801D1.png" xlink:type="simple" xlink:show="embed" xlink:actuate="onLoad">
            <text:p/>
          </draw:image>
        </draw:frame>
        <draw:frame draw:style-name="gr2" draw:text-style-name="P2" draw:layer="layout" svg:width="0.671cm" svg:height="0.806cm" svg:x="-0.2cm" svg:y="-0.106cm">
          <draw:text-box>
            <text:p><text:span text:style-name="T1">A</text:span></text:p>
          </draw:text-box>
        </draw:frame>
        <draw:frame draw:style-name="gr3" draw:text-style-name="P2" draw:layer="layout" svg:width="0.832cm" svg:height="0.807cm" svg:x="-0.032cm" svg:y="3.093cm">
          <draw:text-box>
            <text:p><text:span text:style-name="T1">B</text:span></text:p>
          </draw:text-box>
        </draw:frame>
        <draw:frame draw:style-name="gr1" draw:text-style-name="P1" draw:layer="layout" svg:width="8.475cm" svg:height="3cm" svg:x="0.025cm" svg:y="6.3cm">
          <draw:image xlink:href="Pictures/10000000000003C3000001556190A21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6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9T14:23:11.882000000</dc:date>
    <meta:generator>LibreOffice/4.1.4.2$Windows_x86 LibreOffice_project/0a0440ccc0227ad9829de5f46be37cfb6edcf72</meta:generator>
    <meta:editing-duration>PT6H9M44S</meta:editing-duration>
    <meta:editing-cycles>10</meta:editing-cycles>
    <meta:document-statistic meta:object-count="5"/>
  </office:meta>
</office:document-meta>
</file>